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000000" style:font-name="Trebuchet MS" fo:font-size="16pt" fo:letter-spacing="normal" fo:font-style="normal"/>
    </style:style>
    <style:style style:name="T1" style:family="text">
      <style:text-properties fo:font-weight="bold"/>
    </style:style>
    <style:style style:name="T2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olicitação de Mudança</text:h>
      <text:p text:style-name="P2"><text:span text:style-name="T1">Nome do Sistema: </text:span>Sistema de Vendas e Reserva de Ingresso</text:p>
      <text:p text:style-name="P2"><text:span text:style-name="T1">Data: </text:span><text:span text:style-name="T2">14</text:span>/06/2015</text:p>
      <text:p text:style-name="P2"/>
      <text:p text:style-name="P2"><text:span text:style-name="T1">Solicitante: </text:span>Daniel de Oliveira Vasconcelos</text:p>
      <text:p text:style-name="P2"/>
      <text:p text:style-name="P3">Descrição detalhada:</text:p>
      <text:p text:style-name="P2">1 – É necessário acrescentar os currículos dos participantes na seção de papéis do plano de projeto para atender ao MPS.BR. Isso será feito adicionando uma pasta na pasta 1.02.</text:p>
      <text:p text:style-name="P2">2 – Adicionar no plano de gerência de configuração as configurações mínimas de hardware para o ambiente de desenvolvimento.</text:p>
      <text:p text:style-name="P2">3 – Fazer as definições das transações necessárias para cada caso de uso na ata de reunião de sprint planning 2 do sprint 3.</text:p>
      <text:p text:style-name="P2">4 – Adicionar links para as atas de sprint planning na tabela de cronograma do projeto, para que ao clicar em um sprint seja mostrado o escopo de cada sprint.</text:p>
      <text:p text:style-name="P2"/>
      <text:p text:style-name="P2"/>
      <text:p text:style-name="P2"><text:span text:style-name="T1">Justificativa: </text:span><text:span text:style-name="T2">Adequeção do plano com o MPS.BR</text:span></text:p>
      <text:p text:style-name="P3"/>
      <text:p text:style-name="P2"><text:span text:style-name="T1">Anexos: </text:span><text:span text:style-name="T2">Não se aplica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24T15:15:29.76</meta:creation-date>
    <dc:date>2015-06-14T17:34:36.43</dc:date>
    <meta:editing-duration>PT6H16M15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36" meta:character-count="807"/>
  </office:meta>
</office:document-meta>
</file>